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4778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12.64" calcext:value-type="float">
            <text:p>212.6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10 kWh</text:p>
          </table:table-cell>
          <table:table-cell office:value-type="float" office:value="1322.35" calcext:value-type="float">
            <text:p>1322.35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T-0</text:p>
          </table:table-cell>
          <table:table-cell office:value-type="float" office:value="1717.52" calcext:value-type="float">
            <text:p>171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9.18" calcext:value-type="float">
            <text:p>9.1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12 kWh</text:p>
          </table:table-cell>
          <table:table-cell office:value-type="float" office:value="1332.05" calcext:value-type="float">
            <text:p>1332.0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T-0</text:p>
          </table:table-cell>
          <table:table-cell office:value-type="float" office:value="1523.22" calcext:value-type="float">
            <text:p>1523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23 kWh</text:p>
          </table:table-cell>
          <table:table-cell office:value-type="float" office:value="1406.11" calcext:value-type="float">
            <text:p>1406.11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T-0</text:p>
          </table:table-cell>
          <table:table-cell office:value-type="float" office:value="1588.15" calcext:value-type="float">
            <text:p>1588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76" calcext:value-type="float">
            <text:p>5.7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14 kWh</text:p>
          </table:table-cell>
          <table:table-cell office:value-type="float" office:value="1335.21" calcext:value-type="float">
            <text:p>1335.21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T-0</text:p>
          </table:table-cell>
          <table:table-cell office:value-type="float" office:value="1521.61" calcext:value-type="float">
            <text:p>1521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2.74" calcext:value-type="float">
            <text:p>12.7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19 kWh</text:p>
          </table:table-cell>
          <table:table-cell office:value-type="float" office:value="1365.73" calcext:value-type="float">
            <text:p>1365.73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T-0</text:p>
          </table:table-cell>
          <table:table-cell office:value-type="float" office:value="1558.74" calcext:value-type="float">
            <text:p>1558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05 kWh</text:p>
          </table:table-cell>
          <table:table-cell office:value-type="float" office:value="1259.89" calcext:value-type="float">
            <text:p>1259.89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T-0</text:p>
          </table:table-cell>
          <table:table-cell office:value-type="float" office:value="1438.42" calcext:value-type="float">
            <text:p>1438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44" calcext:value-type="float">
            <text:p>3.4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06 kWh</text:p>
          </table:table-cell>
          <table:table-cell office:value-type="float" office:value="1262.14" calcext:value-type="float">
            <text:p>1262.14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T-0</text:p>
          </table:table-cell>
          <table:table-cell office:value-type="float" office:value="1443.46" calcext:value-type="float">
            <text:p>1443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69" calcext:value-type="float">
            <text:p>2.69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12 kWh</text:p>
          </table:table-cell>
          <table:table-cell office:value-type="float" office:value="1299.44" calcext:value-type="float">
            <text:p>1299.44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T-0</text:p>
          </table:table-cell>
          <table:table-cell office:value-type="float" office:value="1479.7" calcext:value-type="float">
            <text:p>147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4.78" calcext:value-type="float">
            <text:p>4.7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11 kWh</text:p>
          </table:table-cell>
          <table:table-cell office:value-type="float" office:value="1268.76" calcext:value-type="float">
            <text:p>1268.76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T-0</text:p>
          </table:table-cell>
          <table:table-cell office:value-type="float" office:value="1450.12" calcext:value-type="float">
            <text:p>145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5.68" calcext:value-type="float">
            <text:p>5.6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16 kWh</text:p>
          </table:table-cell>
          <table:table-cell office:value-type="float" office:value="1288.49" calcext:value-type="float">
            <text:p>1288.49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T-0</text:p>
          </table:table-cell>
          <table:table-cell office:value-type="float" office:value="1471.15" calcext:value-type="float">
            <text:p>1471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3.69" calcext:value-type="float">
            <text:p>13.6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01 kWh</text:p>
          </table:table-cell>
          <table:table-cell office:value-type="float" office:value="1180.34" calcext:value-type="float">
            <text:p>1180.34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T-0</text:p>
          </table:table-cell>
          <table:table-cell office:value-type="float" office:value="1369.24" calcext:value-type="float">
            <text:p>1369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06.8" calcext:value-type="float">
            <text:p>206.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94 kWh</text:p>
          </table:table-cell>
          <table:table-cell office:value-type="float" office:value="1127.96" calcext:value-type="float">
            <text:p>1127.96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T-0</text:p>
          </table:table-cell>
          <table:table-cell office:value-type="float" office:value="1508.8" calcext:value-type="float">
            <text:p>150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47:19.784000000</meta:creation-date>
    <dc:date>2018-03-26T11:50:05.177000000</dc:date>
    <meta:editing-duration>PT2M45S</meta:editing-duration>
    <meta:editing-cycles>1</meta:editing-cycles>
    <meta:document-statistic meta:table-count="1" meta:cell-count="140" meta:object-count="0"/>
    <meta:generator>LibreOffice/5.3.4.2$Windows_x86 LibreOffice_project/f82d347ccc0be322489bf7da61d7e4ad13fe2ff3</meta:generator>
  </office:meta>
</office:document-meta>
</file>